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list-style-name="L1">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b 58%" fo:font-weight="normal" style:font-size-asian="10.5pt" style:font-weight-asian="normal" style:font-weight-complex="normal"/>
    </style:style>
    <style:style style:name="T3" style:family="text">
      <style:text-properties style:text-position="sub 58%"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Lecture Session 002</text:p>
      <text:p text:style-name="Standard">Lab Section 016</text:p>
      <text:p text:style-name="Standard"><text:date style:data-style-name="N76" text:date-value="2012-10-15T21:30:14.99" text:fixed="true">October 15, 2012</text:date></text:p>
      <text:p text:style-name="Standard"/>
      <text:p text:style-name="P1">Report on the Baotite Mineral</text:p>
      <text:p text:style-name="P2"><text:span text:style-name="T1"/></text:p>
      <text:p text:style-name="P2">INTRODUCTION</text:p>
      <text:p text:style-name="P4">This report is an overview of the characteristics of the Baotite mineral. It is intended as an overview of the Baotite mineral and contains information regarding its arrangement of atoms, physical and chemical properties, natural occurrence, and uses.</text:p>
      <text:p text:style-name="P2"><text:span text:style-name="T1"/></text:p>
      <text:p text:style-name="P2">CHEMICAL PROPERTIES</text:p>
      <text:p text:style-name="P2"><text:span text:style-name="T1">Baotite is composed of Barium, Titanium, Niobium, Silicon, Oxygen, and Chlorine. It is composed as Ba</text:span><text:span text:style-name="T2">4</text:span><text:span text:style-name="T1">(Ti,Nb)</text:span><text:span text:style-name="T3">8</text:span><text:span text:style-name="T1">Si</text:span><text:span text:style-name="T3">4</text:span><text:span text:style-name="T1">O</text:span><text:span text:style-name="T3">28</text:span><text:span text:style-name="T1">Cl. Its atoms are arranged in a tetragonal dipyramid.</text:span></text:p>
      <text:p text:style-name="P2"><text:span text:style-name="T1"/></text:p>
      <text:p text:style-name="P2">PHYSICAL PROPERTIES</text:p>
      <text:p text:style-name="P2"><text:span text:style-name="T1">With a density of 4.42 to 4.71 g/mL, Baotite more dense than _____ and less dense than ____ .</text:span></text:p>
      <text:p text:style-name="P2"><text:span text:style-name="T1">It is a 6 on the Mohs hardness scale between ___ and ___, and is found to be colored from a range of light brown to black. The luster of Baotite is semimetallic to vitreous, meaning it ____ . It has a cleavage, fair on the {110} plane.</text:span></text:p>
      <text:p text:style-name="P2"><text:span text:style-name="T1"/></text:p>
      <text:list xml:id="list1709392339" text:style-name="L1">
        <text:list-item>
          <text:list>
            <text:list-item>
              <text:list>
                <text:list-item>
                  <text:p text:style-name="P3"><text:span text:style-name="T1">Distinct Characteristcs</text:span></text:p>
                </text:list-item>
              </text:list>
            </text:list-item>
          </text:list>
        </text:list-item>
      </text:list>
      <text:p text:style-name="P4"/>
      <text:p text:style-name="P2">ORIGIN AND USE</text:p>
      <text:p text:style-name="P2"><text:span text:style-name="T1">How the mineral occurs:</text:span></text:p>
      <text:p text:style-name="P2"><text:span text:style-name="T1"/></text:p>
      <text:p text:style-name="P4">Baiyun-Obo mine, near Pao-t'ou, Inner Mongolia. </text:p>
      <text:p text:style-name="P4">Ravalli Co., Montana, USA </text:p>
      <text:p text:style-name="P4">San Benito Co., California, USA</text:p>
      <text:p text:style-name="P4">Sebkovice, Czech Republic </text:p>
      <text:p text:style-name="P4">Karlstein and Jarolden, Waldviertel region, Austria</text:p>
      <text:p text:style-name="P4">Pierrefitte, Hautes-Pyrenees, France</text:p>
      <text:p text:style-name="P2"><text:span text:style-name="T1"/></text:p>
      <text:p text:style-name="P2"><text:span text:style-name="T1"/></text:p>
      <text:p text:style-name="P2"><text:span text:style-name="T1">How it is used by peo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29:47</meta:creation-date>
    <dc:date>2012-10-15T23:08:07</dc:date>
    <dc:creator>Trevor Bramwell</dc:creator>
    <meta:editing-duration>PT1H35M5S</meta:editing-duration>
    <meta:editing-cycles>14</meta:editing-cycles>
    <meta:generator>LibreOffice/3.5$Linux_x86 LibreOffice_project/350m1$Build-2</meta:generator>
    <meta:document-statistic meta:table-count="0" meta:image-count="0" meta:object-count="0" meta:page-count="1" meta:paragraph-count="22" meta:word-count="193" meta:character-count="1196" meta:non-whitespace-character-count="1023"/>
  </office:meta>
</office:document-meta>
</file>